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Vec_size</text:p>
          </table:table-cell>
          <table:table-cell table:style-name="ce3" office:value-type="string" calcext:value-type="string">
            <text:p>Mat_2_dim</text:p>
          </table:table-cell>
          <table:table-cell table:style-name="ce3" table:number-columns-repeated="2"/>
          <table:table-cell table:style-name="ce3" office:value-type="string" calcext:value-type="string">
            <text:p>Total Cycles</text:p>
          </table:table-cell>
          <table:table-cell table:style-name="ce3" office:value-type="string" calcext:value-type="string">
            <text:p>Self</text:p>
          </table:table-cell>
          <table:table-cell table:style-name="ce3" office:value-type="string" calcext:value-type="string">
            <text:p>Offset_compute</text:p>
          </table:table-cell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Vector Element Load</text:p>
          </table:table-cell>
          <table:table-cell table:style-name="ce3" office:value-type="string" calcext:value-type="string">
            <text:p>Matrix Element Load</text:p>
          </table:table-cell>
          <table:table-cell table:style-name="ce3" office:value-type="string" calcext:value-type="string">
            <text:p>Offset_compute</text:p>
          </table:table-cell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Vector Element Load %</text:p>
          </table:table-cell>
          <table:table-cell table:style-name="ce3" office:value-type="string" calcext:value-type="string">
            <text:p>Matrix Element Load %</text:p>
          </table:table-cell>
          <table:table-cell table:style-name="ce3" table:number-columns-repeated="1010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office:value-type="float" office:value="917" calcext:value-type="float">
            <text:p>917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office:value-type="float" office:value="4836606" calcext:value-type="float">
            <text:p>4836606</text:p>
          </table:table-cell>
          <table:table-cell office:value-type="float" office:value="3036606" calcext:value-type="float">
            <text:p>3036606</text:p>
          </table:table-cell>
          <table:table-cell office:value-type="float" office:value="1080000" calcext:value-type="float">
            <text:p>1080000</text:p>
          </table:table-cell>
          <table:table-cell table:number-columns-repeated="1017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1"/>
          <table:table-cell table:formula="of:=540110/90000" office:value-type="float" office:value="6.00122222222222" calcext:value-type="float">
            <text:p>6.00122222222222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formula="of:=630190/90000" office:value-type="float" office:value="7.00211111111111" calcext:value-type="float">
            <text:p>7.00211111111111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formula="of:=686250/90000" office:value-type="float" office:value="7.625" calcext:value-type="float">
            <text:p>7.625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5:05:14.48817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05:17.240289636</meta:creation-date>
    <meta:editing-duration>PT1H31M9S</meta:editing-duration>
    <meta:editing-cycles>2</meta:editing-cycles>
    <meta:generator>LibreOffice/6.2.8.2$Linux_X86_64 LibreOffice_project/20$Build-2</meta:generator>
    <dc:date>2020-08-19T16:46:46.389207575</dc:date>
    <meta:document-statistic meta:table-count="1" meta:cell-count="28" meta:object-count="0"/>
  </office:meta>
</office:document-meta>
</file>